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1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ulius Greenstone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3, 1896</text:p>
      <text:p text:style-name="P6">Month<text:tab/><text:tab/><text:tab/><text:tab/><text:tab/><text:tab/>March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 photocopy is also available in Box 19, FF 9.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Page 1]</text:p>
      <text:p text:style-name="P4">Jewish Theological Seminary,/</text:p>
      <text:p text:style-name="P4">736 Lexington Avenue,/</text:p>
      <text:p text:style-name="P2">New York, March 23, 1896,/</text:p>
      <text:p text:style-name="P3">Rev. Sabbato[sic!] Morais L. L. D.,/</text:p>
      <text:p text:style-name="P3"><text:tab/>President of the Faculty of the J. T. S.;/</text:p>
      <text:p text:style-name="P3">Dear and Reverend Sir:-/</text:p>
      <text:p text:style-name="P3"><text:tab/>Being deeply interested in/ the prosperity of our Alma Mater, I conceived the/ idea of writing a Hebrew article in reference to/ it, which article may, I hope, contribute its mite/ towards making this Seminary more generally/ known among our Russian brethren. <text:s/>Wishing to/ have it published, I thought best to consult your/ wide experience as to the advisability of doing so./ <text:s/>The plan of the article is based upon an address/ that was delivered on the occasion of the dedication/ of the Jewish Theological Seminary in Buda-Pest./</text:p>
      <text:p text:style-name="P3"><text:tab/>Begging to be pardoned for thus in-/</text:p>
      <text:p text:style-name="P3">[Page 2]</text:p>
      <text:p text:style-name="P3">fringing on your valuable time, I have the/ honor to remain/ Yours respectfully,/ Julius Greenstone,/ "Junior A." Clas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5:38:29.21</meta:creation-date>
    <dc:date>2012-03-22T14:05:41.42</dc:date>
    <dc:creator>Penn Libraries</dc:creator>
    <meta:editing-duration>PT00H08M5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72" meta:word-count="323" meta:character-count="2200"/>
  </office:meta>
</office:document-meta>
</file>